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9.97mm" svg:height="89.88mm" svg:x="7.45mm" svg:y="68.59mm">
            <loext:p draw:notify-on-update-of-ranges="工作表1.A1:工作表1.A1 工作表1.A2:工作表1.A14 工作表1.B1:工作表1.B1 工作表1.B2:工作表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O(n^(3/4)/log(n))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A2]^(3/4)/LOG([.A2])" office:value-type="float" office:value="5.62341325190349" calcext:value-type="float">
            <text:p>5.62341325190349</text:p>
          </table:table-cell>
          <table:table-cell table:formula="of:=[.B2]/[.C2]" office:value-type="float" office:value="1.06696764602335" calcext:value-type="float">
            <text:p>1.06696764602335</text:p>
          </table:table-cell>
          <table:table-cell table:number-columns-repeated="2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formula="of:=[.A3]^(3/4)/LOG([.A3])" office:value-type="float" office:value="15.8113883008419" calcext:value-type="float">
            <text:p>15.8113883008419</text:p>
          </table:table-cell>
          <table:table-cell table:formula="of:=[.B3]/[.C3]" office:value-type="float" office:value="2.71955878774481" calcext:value-type="float">
            <text:p>2.7195587877448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office:value-type="float" office:value="191" calcext:value-type="float">
            <text:p>191</text:p>
          </table:table-cell>
          <table:table-cell table:formula="of:=[.A4]^(3/4)/LOG([.A4])" office:value-type="float" office:value="59.2759803346308" calcext:value-type="float">
            <text:p>59.2759803346308</text:p>
          </table:table-cell>
          <table:table-cell table:formula="of:=[.B4]/[.C4]" office:value-type="float" office:value="3.2222157933407" calcext:value-type="float">
            <text:p>3.2222157933407</text:p>
          </table:table-cell>
          <table:table-cell table:number-columns-repeated="2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office:value-type="float" office:value="817" calcext:value-type="float">
            <text:p>817</text:p>
          </table:table-cell>
          <table:table-cell table:formula="of:=[.A5]^(3/4)/LOG([.A5])" office:value-type="float" office:value="250" calcext:value-type="float">
            <text:p>250</text:p>
          </table:table-cell>
          <table:table-cell table:formula="of:=[.B5]/[.C5]" office:value-type="float" office:value="3.268" calcext:value-type="float">
            <text:p>3.268</text:p>
          </table:table-cell>
          <table:table-cell table:number-columns-repeated="2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office:value-type="float" office:value="4404" calcext:value-type="float">
            <text:p>4404</text:p>
          </table:table-cell>
          <table:table-cell table:formula="of:=[.A6]^(3/4)/LOG([.A6])" office:value-type="float" office:value="1124.6826503807" calcext:value-type="float">
            <text:p>1124.6826503807</text:p>
          </table:table-cell>
          <table:table-cell table:formula="of:=[.B6]/[.C6]" office:value-type="float" office:value="3.91577126090571" calcext:value-type="float">
            <text:p>3.91577126090571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.00E+06</text:p>
          </table:table-cell>
          <table:table-cell office:value-type="float" office:value="21859" calcext:value-type="float">
            <text:p>21859</text:p>
          </table:table-cell>
          <table:table-cell table:formula="of:=[.A7]^(3/4)/LOG([.A7])" office:value-type="float" office:value="5270.4627669473" calcext:value-type="float">
            <text:p>5270.4627669473</text:p>
          </table:table-cell>
          <table:table-cell table:formula="of:=[.B7]/[.C7]" office:value-type="float" office:value="4.14745364241724" calcext:value-type="float">
            <text:p>4.14745364241724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.00E+07</text:p>
          </table:table-cell>
          <table:table-cell office:value-type="float" office:value="101029" calcext:value-type="float">
            <text:p>101029</text:p>
          </table:table-cell>
          <table:table-cell table:formula="of:=[.A8]^(3/4)/LOG([.A8])" office:value-type="float" office:value="25403.9915719846" calcext:value-type="float">
            <text:p>25403.9915719846</text:p>
          </table:table-cell>
          <table:table-cell table:formula="of:=[.B8]/[.C8]" office:value-type="float" office:value="3.9768947219859" calcext:value-type="float">
            <text:p>3.9768947219859</text:p>
          </table:table-cell>
          <table:table-cell table:number-columns-repeated="2"/>
        </table:table-row>
        <table:table-row table:style-name="ro1">
          <table:table-cell office:value-type="float" office:value="100000000" calcext:value-type="float">
            <text:p>1.00E+08</text:p>
          </table:table-cell>
          <table:table-cell office:value-type="float" office:value="500711" calcext:value-type="float">
            <text:p>500711</text:p>
          </table:table-cell>
          <table:table-cell table:formula="of:=[.A9]^(3/4)/LOG([.A9])" office:value-type="float" office:value="125000" calcext:value-type="float">
            <text:p>125000</text:p>
          </table:table-cell>
          <table:table-cell table:formula="of:=[.B9]/[.C9]" office:value-type="float" office:value="4.005688" calcext:value-type="float">
            <text:p>4.005688</text:p>
          </table:table-cell>
          <table:table-cell table:number-columns-repeated="2"/>
        </table:table-row>
        <table:table-row table:style-name="ro1">
          <table:table-cell office:value-type="float" office:value="1000000000" calcext:value-type="float">
            <text:p>1.00E+09</text:p>
          </table:table-cell>
          <table:table-cell office:value-type="float" office:value="2537273" calcext:value-type="float">
            <text:p>2537273</text:p>
          </table:table-cell>
          <table:table-cell table:formula="of:=[.A10]^(3/4)/LOG([.A10])" office:value-type="float" office:value="624823.694655944" calcext:value-type="float">
            <text:p>624823.694655944</text:p>
          </table:table-cell>
          <table:table-cell table:formula="of:=[.B10]/[.C10]" office:value-type="float" office:value="4.06078230019292" calcext:value-type="float">
            <text:p>4.06078230019292</text:p>
          </table:table-cell>
          <table:table-cell table:number-columns-repeated="2"/>
        </table:table-row>
        <table:table-row table:style-name="ro1">
          <table:table-cell office:value-type="float" office:value="10000000000" calcext:value-type="float">
            <text:p>1.00E+10</text:p>
          </table:table-cell>
          <table:table-cell office:value-type="float" office:value="13052767" calcext:value-type="float">
            <text:p>13052767</text:p>
          </table:table-cell>
          <table:table-cell table:formula="of:=[.A11]^(3/4)/LOG([.A11])" office:value-type="float" office:value="3162277.66016838" calcext:value-type="float">
            <text:p>3162277.66016838</text:p>
          </table:table-cell>
          <table:table-cell table:formula="of:=[.B11]/[.C11]" office:value-type="float" office:value="4.1276473487483" calcext:value-type="float">
            <text:p>4.1276473487483</text:p>
          </table:table-cell>
          <table:table-cell office:value-type="float" office:value="0.124" calcext:value-type="float">
            <text:p>0.124</text:p>
          </table:table-cell>
          <table:table-cell table:formula="of:=[.B11]/[.E11]" office:value-type="float" office:value="105264250" calcext:value-type="float">
            <text:p>105264250</text:p>
          </table:table-cell>
        </table:table-row>
        <table:table-row table:style-name="ro1">
          <table:table-cell office:value-type="float" office:value="100000000000" calcext:value-type="float">
            <text:p>1.00E+11</text:p>
          </table:table-cell>
          <table:table-cell office:value-type="float" office:value="64836643" calcext:value-type="float">
            <text:p>64836643</text:p>
          </table:table-cell>
          <table:table-cell table:formula="of:=[.A12]^(3/4)/LOG([.A12])" office:value-type="float" office:value="16166176.4548993" calcext:value-type="float">
            <text:p>16166176.4548993</text:p>
          </table:table-cell>
          <table:table-cell table:formula="of:=[.B12]/[.C12]" office:value-type="float" office:value="4.01063561200649" calcext:value-type="float">
            <text:p>4.01063561200649</text:p>
          </table:table-cell>
          <table:table-cell office:value-type="float" office:value="0.426" calcext:value-type="float">
            <text:p>0.426</text:p>
          </table:table-cell>
          <table:table-cell table:formula="of:=[.B12]/[.E12]" office:value-type="float" office:value="152198692.488263" calcext:value-type="float">
            <text:p>152198692.488263</text:p>
          </table:table-cell>
        </table:table-row>
        <table:table-row table:style-name="ro1">
          <table:table-cell office:value-type="float" office:value="1000000000000" calcext:value-type="float">
            <text:p>1.00E+12</text:p>
          </table:table-cell>
          <table:table-cell office:value-type="float" office:value="337691620" calcext:value-type="float">
            <text:p>337691620</text:p>
          </table:table-cell>
          <table:table-cell table:formula="of:=[.A13]^(3/4)/LOG([.A13])" office:value-type="float" office:value="83333333.3333333" calcext:value-type="float">
            <text:p>83333333.3333333</text:p>
          </table:table-cell>
          <table:table-cell table:formula="of:=[.B13]/[.C13]" office:value-type="float" office:value="4.05229944" calcext:value-type="float">
            <text:p>4.05229944</text:p>
          </table:table-cell>
          <table:table-cell office:value-type="float" office:value="2.186" calcext:value-type="float">
            <text:p>2.186</text:p>
          </table:table-cell>
          <table:table-cell table:formula="of:=[.B13]/[.E13]" office:value-type="float" office:value="154479240.622141" calcext:value-type="float">
            <text:p>154479240.622141</text:p>
          </table:table-cell>
        </table:table-row>
        <table:table-row table:style-name="ro1">
          <table:table-cell office:value-type="float" office:value="10000000000000" calcext:value-type="float">
            <text:p>1.00E+13</text:p>
          </table:table-cell>
          <table:table-cell office:value-type="float" office:value="1747648279" calcext:value-type="float">
            <text:p>1747648279</text:p>
          </table:table-cell>
          <table:table-cell table:formula="of:=[.A14]^(3/4)/LOG([.A14])" office:value-type="float" office:value="432570250.146422" calcext:value-type="float">
            <text:p>432570250.146422</text:p>
          </table:table-cell>
          <table:table-cell table:formula="of:=[.B14]/[.C14]" office:value-type="float" office:value="4.04014903569636" calcext:value-type="float">
            <text:p>4.04014903569636</text:p>
          </table:table-cell>
          <table:table-cell office:value-type="float" office:value="10.331" calcext:value-type="float">
            <text:p>10.331</text:p>
          </table:table-cell>
          <table:table-cell table:formula="of:=[.B14]/[.E14]" office:value-type="float" office:value="169165451.456781" calcext:value-type="float">
            <text:p>169165451.456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0:58:39.231000000</meta:creation-date>
    <dc:date>2018-11-21T01:51:34.352000000</dc:date>
    <meta:editing-duration>PT8M52S</meta:editing-duration>
    <meta:editing-cycles>1</meta:editing-cycles>
    <meta:document-statistic meta:table-count="1" meta:cell-count="63" meta:object-count="1"/>
    <meta:generator>LibreOffice/5.3.1.2$Windows_x86 LibreOffice_project/e80a0e0fd1875e1696614d24c32df0f95f03deb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2.939cm" svg:y="3.961cm" style:legend-expansion="high" chart:style-name="ch2"/>
        <chart:plot-area chart:style-name="ch3" table:cell-range-address="工作表1.A1:工作表1.B14" chart:data-source-has-labels="row" svg:x="0.319cm" svg:y="0.179cm" svg:width="12.301cm" svg:height="8.631cm">
          <chartooo:coordinate-region svg:x="1.523cm" svg:y="0.372cm" svg:width="9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工作表1.A2:工作表1.A14" chart:label-cell-address="工作表1.A1:工作表1.A1" chart:class="chart:line">
            <chart:data-point chart:repeated="13"/>
          </chart:series>
          <chart:series chart:style-name="ch8" chart:values-cell-range-address="工作表1.B2:工作表1.B14" chart:label-cell-address="工作表1.B1:工作表1.B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工作表1.A1:工作表1.A1</svg:desc>
                </draw:g>
              </table:table-cell>
              <table:table-cell office:value-type="string">
                <text:p>complexity</text:p>
                <draw:g>
                  <svg:desc>工作表1.B1:工作表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工作表1.A2:工作表1.A14</svg:desc>
                </draw:g>
              </table:table-cell>
              <table:table-cell office:value-type="float" office:value="6">
                <text:p>6</text:p>
                <draw:g>
                  <svg:desc>工作表1.B2:工作表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21859">
                <text:p>21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01029">
                <text:p>101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500711">
                <text:p>500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537273">
                <text:p>253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13052767">
                <text:p>13052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000">
                <text:p>100000000000</text:p>
              </table:table-cell>
              <table:table-cell office:value-type="float" office:value="64836643">
                <text:p>64836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000000">
                <text:p>1000000000000</text:p>
              </table:table-cell>
              <table:table-cell office:value-type="float" office:value="337691620">
                <text:p>337691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000000">
                <text:p>10000000000000</text:p>
              </table:table-cell>
              <table:table-cell office:value-type="float" office:value="1747648279">
                <text:p>1747648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Windows_x86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